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ans" fo:font-size="20pt" fo:font-weight="bold" officeooo:rsid="000bb51c" officeooo:paragraph-rsid="00141a18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FreeSans" officeooo:rsid="000bb51c" officeooo:paragraph-rsid="00141a18"/>
    </style:style>
    <style:style style:name="P3" style:family="paragraph" style:parent-style-name="Standard">
      <style:paragraph-properties fo:text-align="center" style:justify-single-word="false"/>
      <style:text-properties style:font-name="FreeSans" officeooo:rsid="00141a18" officeooo:paragraph-rsid="00141a18"/>
    </style:style>
    <style:style style:name="P4" style:family="paragraph" style:parent-style-name="Standard">
      <style:paragraph-properties fo:text-align="center" style:justify-single-word="false"/>
      <style:text-properties style:font-name="FreeSans" fo:font-size="16pt" fo:font-weight="bold" officeooo:rsid="00186d06" officeooo:paragraph-rsid="0018728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FreeSans" fo:font-size="12pt" fo:font-weight="normal" officeooo:rsid="00186d06" officeooo:paragraph-rsid="0018728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FreeSans" fo:font-size="12pt" fo:font-weight="bold" officeooo:rsid="00186d06" officeooo:paragraph-rsid="0018728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186d06"/>
    </style:style>
    <style:style style:name="P8" style:family="paragraph" style:parent-style-name="Standard">
      <style:paragraph-properties fo:text-align="justify" style:justify-single-word="false"/>
      <style:text-properties officeooo:paragraph-rsid="0018728d"/>
    </style:style>
    <style:style style:name="P9" style:family="paragraph" style:parent-style-name="Standard">
      <style:paragraph-properties fo:text-align="justify" style:justify-single-word="false"/>
      <style:text-properties officeooo:rsid="00186d06" officeooo:paragraph-rsid="00186d06"/>
    </style:style>
    <style:style style:name="P10" style:family="paragraph" style:parent-style-name="Standard">
      <style:paragraph-properties fo:text-align="justify" style:justify-single-word="false"/>
      <style:text-properties officeooo:rsid="0018728d" officeooo:paragraph-rsid="0018728d"/>
    </style:style>
    <style:style style:name="T1" style:family="text">
      <style:text-properties officeooo:rsid="00141a1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FreeSans"/>
    </style:style>
    <style:style style:name="T4" style:family="text">
      <style:text-properties style:font-name="FreeSans" officeooo:rsid="00141a18"/>
    </style:style>
    <style:style style:name="T5" style:family="text">
      <style:text-properties style:font-name="FreeSans" officeooo:rsid="00186d06"/>
    </style:style>
    <style:style style:name="T6" style:family="text">
      <style:text-properties style:font-name="FreeSans" officeooo:rsid="0018728d"/>
    </style:style>
    <style:style style:name="T7" style:family="text">
      <style:text-properties style:font-name="FreeSans" officeooo:rsid="0019f9f4"/>
    </style:style>
    <style:style style:name="T8" style:family="text">
      <style:text-properties style:font-name="FreeSans" fo:font-size="12pt" fo:font-weight="normal" officeooo:rsid="00186d06" style:font-size-asian="10.5pt" style:font-weight-asian="normal" style:font-size-complex="12pt" style:font-weight-complex="normal"/>
    </style:style>
    <style:style style:name="T9" style:family="text">
      <style:text-properties style:font-name="FreeSans" fo:font-size="12pt" fo:font-weight="normal" officeooo:rsid="00195923" style:font-size-asian="10.5pt" style:font-weight-asian="normal" style:font-size-complex="12pt" style:font-weight-complex="normal"/>
    </style:style>
    <style:style style:name="T10" style:family="text">
      <style:text-properties style:font-name="FreeSans" fo:font-size="12pt" fo:font-weight="normal" officeooo:rsid="001a06f1" style:font-size-asian="10.5pt" style:font-weight-asian="normal" style:font-size-complex="12pt" style:font-weight-complex="normal"/>
    </style:style>
    <style:style style:name="T11" style:family="text">
      <style:text-properties style:font-name="FreeSans" fo:font-size="12pt" fo:font-weight="normal" officeooo:rsid="001b629a" style:font-size-asian="10.5pt" style:font-weight-asian="normal" style:font-size-complex="12pt" style:font-weight-complex="normal"/>
    </style:style>
    <style:style style:name="T12" style:family="text">
      <style:text-properties style:font-name="FreeSans" fo:font-size="12pt" fo:font-weight="normal" officeooo:rsid="001c9efa" style:font-size-asian="10.5pt" style:font-weight-asian="normal" style:font-size-complex="12pt" style:font-weight-complex="normal"/>
    </style:style>
    <style:style style:name="T13" style:family="text">
      <style:text-properties style:font-name="FreeSans" fo:font-size="12pt" fo:font-weight="normal" officeooo:rsid="0020e777" style:font-size-asian="10.5pt" style:font-weight-asian="normal" style:font-size-complex="12pt" style:font-weight-complex="normal"/>
    </style:style>
    <style:style style:name="T14" style:family="text">
      <style:text-properties style:font-name="FreeSans" fo:font-size="12pt" fo:font-weight="normal" officeooo:rsid="0026e986" style:font-size-asian="10.5pt" style:font-weight-asian="normal" style:font-size-complex="12pt" style:font-weight-complex="normal"/>
    </style:style>
    <style:style style:name="T15" style:family="text">
      <style:text-properties style:font-name="FreeSans" fo:font-size="12pt" fo:font-weight="normal" officeooo:rsid="002996c2" style:font-size-asian="10.5pt" style:font-weight-asian="normal" style:font-size-complex="12pt" style:font-weight-complex="normal"/>
    </style:style>
    <style:style style:name="T16" style:family="text">
      <style:text-properties style:font-name="FreeSans" fo:font-size="12pt" fo:font-weight="normal" officeooo:rsid="002b342e" style:font-size-asian="10.5pt" style:font-weight-asian="normal" style:font-size-complex="12pt" style:font-weight-complex="normal"/>
    </style:style>
    <style:style style:name="T17" style:family="text">
      <style:text-properties style:font-name="FreeSans" fo:font-size="12pt" fo:font-weight="normal" officeooo:rsid="002c9179" style:font-size-asian="10.5pt" style:font-weight-asian="normal" style:font-size-complex="12pt" style:font-weight-complex="normal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officeooo:rsid="001872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me: Vinicius Pereira Ximenes Frota <text:s text:c="10"/>NUSP: 11221967</text:p>
      <text:p text:style-name="P2"/>
      <text:p text:style-name="P2"/>
      <text:p text:style-name="P1">Relatório EP<text:span text:style-name="T1">1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3"><text:span text:style-name="T18">Usando a Unit Test</text:span></text:p>
      <text:p text:style-name="P3"><text:span text:style-name="T18"/></text:p>
      <text:p text:style-name="P7"><text:span text:style-name="T4"><text:tab/>O </text:span><text:span text:style-name="T5">código da unit_test foi levemente modificada e algumas operações foram adicionadas. <text:s/>Ao executá-la, é possível fazer operações na tabela de símbolos:</text:span></text:p>
      <text:p text:style-name="P9"><text:span text:style-name="T5"/></text:p>
      <text:p text:style-name="P9"><text:span text:style-name="T3">‘minST’ devolve a primeira palavra em ordem alfabética.</text:span></text:p>
      <text:p text:style-name="P9"><text:span text:style-name="T3">‘delminST’ remove a primeira palavra em ordem alfabética.</text:span></text:p>
      <text:p text:style-name="P9"><text:span text:style-name="T3">‘getST &lt;palavra&gt;’ devolve o número de ocorrências da palavra no texto.</text:span></text:p>
      <text:p text:style-name="P9"><text:span text:style-name="T3">‘</text:span><text:span text:style-name="T7">rankST</text:span><text:span text:style-name="T3"> </text:span><text:span text:style-name="T7">&lt;palavra&gt;’ devolve o rank da palavra.</text:span></text:p>
      <text:p text:style-name="P9"><text:span text:style-name="T3">‘deleteST &lt;palavra&gt;’ </text:span><text:span text:style-name="T6">apaga a palavra da tabela de símbolos.</text:span></text:p>
      <text:p text:style-name="P10"><text:span text:style-name="T3">‘selectST &lt;rank&gt;’ devolve a palavra com o rank &lt;rank&gt;.</text:span></text:p>
      <text:p text:style-name="P10"><text:span text:style-name="T3"/></text:p>
      <text:p text:style-name="P10"><text:span text:style-name="T3"><text:tab/>Para eventuais debugs, as operações ‘printST’ e ‘insertST’ foram adicionadas.</text:span></text:p>
      <text:p text:style-name="P10"><text:span text:style-name="T3"/></text:p>
      <text:p text:style-name="P10"><text:span text:style-name="T3"/></text:p>
      <text:p text:style-name="P4">T<text:span text:style-name="T19">estes automáticos</text:span></text:p>
      <text:p text:style-name="P4"/>
      <text:p text:style-name="P8"><text:span text:style-name="T8"><text:tab/></text:span><text:span text:style-name="T9">Ao executar o script ‘conta’, testes automáticos são feitos para todas as estruturas de dados em dois textos diferentes. Ele testa os comandos getST, selectST, rankST e deleteST com os inputs presentes na pasta ‘entradas’. A</text:span><text:span text:style-name="T10">s saídas desses testes vão para a pasta ‘saidas’. Dessa forma, as saídas são reaproveitadas para a execução de um programa chamado ‘contador’ que conta os dados relacionados ao tempo de execução de cada função. A saída do ‘contador’ é direcionada para a pasta ‘testesDeTempo’, que contém um arquivo para cada função. </text:span><text:span text:style-name="T11">Além disso, o script também usa o programa ‘testando’ para verificar </text:span><text:span text:style-name="T12">se</text:span><text:span text:style-name="T11"> o resultado obtido pela estrutura de dado </text:span><text:span text:style-name="T12">da iteração </text:span><text:span text:style-name="T11">anterior é igual ao resultado obtid</text:span><text:span text:style-name="T13">o</text:span><text:span text:style-name="T11"> pela estrutura de dado da iteração atual</text:span><text:span text:style-name="T14">.</text:span></text:p>
      <text:p text:style-name="P8"><text:span text:style-name="T14"><text:tab/></text:span><text:span text:style-name="T15">Ao executar o ‘valgrindTeste’, ele apenas vai testar todas as estruturas de dados com os dois textos. A ideia desse script é apenas testar vazamento de memória em relação aos construtores e destrutores.</text:span></text:p>
      <text:p text:style-name="P8"><text:span text:style-name="T15"><text:tab/>Ao executar o ‘valgrindRemocao’ </text:span><text:span text:style-name="T16">um input (que está na pasta ‘entradas’) contendo operações ‘getST’ e ‘deleteST’ é executada. Assim como o script ‘conta’, há uma comparação da saída obtida da estrutura de dado da iteração atual pela estrutura de dado anterior. Além disso, o</text:span><text:span text:style-name="T17"> unit_test é executado com valgrind para teste de vazamento de memória.</text:span></text:p>
      <text:p text:style-name="P6"/>
      <text:p text:style-name="P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20T15:33:04.203453694</meta:creation-date>
    <dc:date>2020-07-20T20:01:07.920703208</dc:date>
    <meta:editing-duration>PT1H36M46S</meta:editing-duration>
    <meta:editing-cycles>13</meta:editing-cycles>
    <meta:generator>LibreOffice/6.3.5.2$Linux_X86_64 LibreOffice_project/30$Build-2</meta:generator>
    <meta:document-statistic meta:table-count="0" meta:image-count="0" meta:object-count="0" meta:page-count="1" meta:paragraph-count="15" meta:word-count="308" meta:character-count="1974" meta:non-whitespace-character-count="1665"/>
  </office:meta>
</office:document-meta>
</file>